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0080000000820A1E16DA75ED13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color="#729fcf" loext:fill-use-slide-background="false" draw:fill-image-name="_35__20_Percent" draw:textarea-horizontal-align="justify" draw:textarea-vertical-align="middle" draw:auto-grow-height="false" fo:min-height="3.836cm" fo:min-width="6.456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fill="solid" draw:fill-color="#e8f2a1" loext:fill-use-slide-background="false" draw:textarea-horizontal-align="justify" draw:textarea-vertical-align="middle" draw:auto-grow-height="false" fo:min-height="0.32cm" fo:min-width="5.3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bitmap" draw:fill-color="#729fcf" loext:fill-use-slide-background="false" draw:fill-image-name="_35__20_Percent" draw:textarea-horizontal-align="justify" draw:textarea-vertical-align="middle" draw:auto-grow-height="false" fo:min-height="8.708cm" fo:min-width="14.749cm"/>
    </style:style>
    <style:style style:name="gr6" style:family="graphic" style:parent-style-name="standard">
      <style:graphic-properties draw:fill="solid" draw:fill-color="#e8f2a1" loext:fill-use-slide-background="false" draw:textarea-horizontal-align="justify" draw:textarea-vertical-align="middle" draw:auto-grow-height="false" fo:min-height="1.001cm" fo:min-width="12.24cm"/>
    </style:style>
    <style:style style:name="gr7" style:family="graphic" style:parent-style-name="standard">
      <style:graphic-properties draw:textarea-horizontal-align="justify" draw:textarea-vertical-align="middle" draw:auto-grow-height="false" fo:min-height="0.312cm" fo:min-width="0.062cm"/>
    </style:style>
    <style:style style:name="gr8" style:family="graphic" style:parent-style-name="standard">
      <style:graphic-properties draw:textarea-horizontal-align="justify" draw:textarea-vertical-align="middle" draw:auto-grow-height="false" fo:min-height="0.223cm" fo:min-width="0.414cm"/>
    </style:style>
    <style:style style:name="gr9" style:family="graphic" style:parent-style-name="objectwithoutfill">
      <style:graphic-properties svg:stroke-width="0.081cm" svg:stroke-color="#000000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7cm" fo:min-width="0cm"/>
    </style:style>
    <style:style style:name="gr12" style:family="graphic" style:parent-style-name="standard">
      <style:graphic-properties draw:fill="solid" draw:fill-color="#e8f2a1" loext:fill-use-slide-background="false" draw:textarea-horizontal-align="justify" draw:textarea-vertical-align="middle" draw:auto-grow-height="false" fo:min-height="0.309cm" fo:min-width="5.317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4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P1" style:family="paragraph">
      <loext:graphic-properties draw:fill="bitmap" draw:fill-color="#729fcf" draw:fill-image-name="_35__20_Percent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56cm" svg:height="4.086cm" svg:x="3.593cm" svg:y="11.7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56cm" svg:height="4.086cm" svg:x="11.871cm" svg:y="11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56cm" svg:height="4.086cm" svg:x="11.909cm" svg:y="17.7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56cm" svg:height="4.086cm" svg:x="3.675cm" svg:y="17.74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81cm" svg:height="0.57cm" draw:transform="skewX (0.00174532925199433) rotate (0.0523598775598299) translate (4.081cm 13.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4.108cm" svg:y1="13.96cm" svg:x2="4.117cm" svg:y2="14.124cm">
            <text:p/>
          </draw:line>
          <draw:line draw:style-name="gr4" draw:text-style-name="P3" draw:layer="layout" svg:x1="4.381cm" svg:y1="13.946cm" svg:x2="4.39cm" svg:y2="14.11cm">
            <text:p/>
          </draw:line>
          <draw:line draw:style-name="gr4" draw:text-style-name="P3" draw:layer="layout" svg:x1="4.7cm" svg:y1="13.93cm" svg:x2="4.709cm" svg:y2="14.094cm">
            <text:p/>
          </draw:line>
          <draw:line draw:style-name="gr4" draw:text-style-name="P3" draw:layer="layout" svg:x1="4.974cm" svg:y1="13.916cm" svg:x2="4.983cm" svg:y2="14.08cm">
            <text:p/>
          </draw:line>
          <draw:line draw:style-name="gr4" draw:text-style-name="P3" draw:layer="layout" svg:x1="5.293cm" svg:y1="13.9cm" svg:x2="5.302cm" svg:y2="14.064cm">
            <text:p/>
          </draw:line>
          <draw:line draw:style-name="gr4" draw:text-style-name="P3" draw:layer="layout" svg:x1="5.566cm" svg:y1="13.886cm" svg:x2="5.575cm" svg:y2="14.05cm">
            <text:p/>
          </draw:line>
          <draw:line draw:style-name="gr4" draw:text-style-name="P3" draw:layer="layout" svg:x1="5.839cm" svg:y1="13.872cm" svg:x2="5.848cm" svg:y2="14.036cm">
            <text:p/>
          </draw:line>
          <draw:line draw:style-name="gr4" draw:text-style-name="P3" draw:layer="layout" svg:x1="6.158cm" svg:y1="13.856cm" svg:x2="6.167cm" svg:y2="14.02cm">
            <text:p/>
          </draw:line>
          <draw:line draw:style-name="gr4" draw:text-style-name="P3" draw:layer="layout" svg:x1="6.431cm" svg:y1="13.842cm" svg:x2="6.44cm" svg:y2="14.006cm">
            <text:p/>
          </draw:line>
          <draw:line draw:style-name="gr4" draw:text-style-name="P3" draw:layer="layout" svg:x1="6.75cm" svg:y1="13.826cm" svg:x2="6.759cm" svg:y2="13.99cm">
            <text:p/>
          </draw:line>
          <draw:line draw:style-name="gr4" draw:text-style-name="P3" draw:layer="layout" svg:x1="6.978cm" svg:y1="13.814cm" svg:x2="6.987cm" svg:y2="13.978cm">
            <text:p/>
          </draw:line>
          <draw:line draw:style-name="gr4" draw:text-style-name="P3" draw:layer="layout" svg:x1="7.297cm" svg:y1="13.798cm" svg:x2="7.306cm" svg:y2="13.962cm">
            <text:p/>
          </draw:line>
          <draw:line draw:style-name="gr4" draw:text-style-name="P3" draw:layer="layout" svg:x1="7.57cm" svg:y1="13.784cm" svg:x2="7.579cm" svg:y2="13.948cm">
            <text:p/>
          </draw:line>
          <draw:line draw:style-name="gr4" draw:text-style-name="P3" draw:layer="layout" svg:x1="7.889cm" svg:y1="13.768cm" svg:x2="7.898cm" svg:y2="13.932cm">
            <text:p/>
          </draw:line>
          <draw:line draw:style-name="gr4" draw:text-style-name="P3" draw:layer="layout" svg:x1="8.162cm" svg:y1="13.754cm" svg:x2="8.171cm" svg:y2="13.918cm">
            <text:p/>
          </draw:line>
          <draw:line draw:style-name="gr4" draw:text-style-name="P3" draw:layer="layout" svg:x1="8.481cm" svg:y1="13.737cm" svg:x2="8.49cm" svg:y2="13.901cm">
            <text:p/>
          </draw:line>
          <draw:line draw:style-name="gr4" draw:text-style-name="P3" draw:layer="layout" svg:x1="8.755cm" svg:y1="13.724cm" svg:x2="8.764cm" svg:y2="13.888cm">
            <text:p/>
          </draw:line>
          <draw:line draw:style-name="gr4" draw:text-style-name="P3" draw:layer="layout" svg:x1="9.028cm" svg:y1="13.71cm" svg:x2="9.037cm" svg:y2="13.874cm">
            <text:p/>
          </draw:line>
          <draw:line draw:style-name="gr4" draw:text-style-name="P3" draw:layer="layout" svg:x1="9.347cm" svg:y1="13.693cm" svg:x2="9.356cm" svg:y2="13.857cm">
            <text:p/>
          </draw:line>
          <draw:line draw:style-name="gr4" draw:text-style-name="P3" draw:layer="layout" svg:x1="9.575cm" svg:y1="13.682cm" svg:x2="9.584cm" svg:y2="13.846cm">
            <text:p/>
          </draw:line>
          <draw:line draw:style-name="gr4" draw:text-style-name="P3" draw:layer="layout" svg:x1="9.893cm" svg:y1="13.666cm" svg:x2="9.902cm" svg:y2="13.83cm">
            <text:p/>
          </draw:line>
        </draw:g>
        <draw:custom-shape draw:style-name="gr5" draw:text-style-name="P1" draw:layer="layout" svg:width="15.249cm" svg:height="8.958cm" svg:x="3.51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4cm" svg:height="1.251cm" draw:transform="rotate (-0.122173047639604) translate (4.943cm 3.99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94cm" svg:height="0.794cm" svg:x="5.663cm" svg:y="4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828cm" svg:height="1.419cm" svg:x="10.243cm" svg:y="6.0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6.121cm" svg:y1="4.794cm" svg:x2="5.207cm" svg:y2="4.625cm">
          <text:p/>
        </draw:line>
        <draw:line draw:style-name="gr4" draw:text-style-name="P3" draw:layer="layout" svg:x1="4.778cm" svg:y1="5.281cm" svg:x2="4.734cm" svg:y2="5.639cm">
          <text:p/>
        </draw:line>
        <draw:line draw:style-name="gr4" draw:text-style-name="P3" draw:layer="layout" svg:x1="5.373cm" svg:y1="5.355cm" svg:x2="5.329cm" svg:y2="5.713cm">
          <text:p/>
        </draw:line>
        <draw:line draw:style-name="gr4" draw:text-style-name="P3" draw:layer="layout" svg:x1="6.068cm" svg:y1="5.441cm" svg:x2="6.024cm" svg:y2="5.799cm">
          <text:p/>
        </draw:line>
        <draw:line draw:style-name="gr4" draw:text-style-name="P3" draw:layer="layout" svg:x1="6.663cm" svg:y1="5.515cm" svg:x2="6.619cm" svg:y2="5.873cm">
          <text:p/>
        </draw:line>
        <draw:line draw:style-name="gr4" draw:text-style-name="P3" draw:layer="layout" svg:x1="7.358cm" svg:y1="5.602cm" svg:x2="7.314cm" svg:y2="5.96cm">
          <text:p/>
        </draw:line>
        <draw:line draw:style-name="gr4" draw:text-style-name="P3" draw:layer="layout" svg:x1="7.953cm" svg:y1="5.676cm" svg:x2="7.909cm" svg:y2="6.034cm">
          <text:p/>
        </draw:line>
        <draw:line draw:style-name="gr4" draw:text-style-name="P3" draw:layer="layout" svg:x1="8.549cm" svg:y1="5.75cm" svg:x2="8.505cm" svg:y2="6.108cm">
          <text:p/>
        </draw:line>
        <draw:line draw:style-name="gr4" draw:text-style-name="P3" draw:layer="layout" svg:x1="9.243cm" svg:y1="5.836cm" svg:x2="9.199cm" svg:y2="6.194cm">
          <text:p/>
        </draw:line>
        <draw:line draw:style-name="gr4" draw:text-style-name="P3" draw:layer="layout" svg:x1="9.839cm" svg:y1="5.91cm" svg:x2="9.795cm" svg:y2="6.268cm">
          <text:p/>
        </draw:line>
        <draw:line draw:style-name="gr4" draw:text-style-name="P3" draw:layer="layout" svg:x1="10.533cm" svg:y1="5.997cm" svg:x2="10.489cm" svg:y2="6.355cm">
          <text:p/>
        </draw:line>
        <draw:line draw:style-name="gr4" draw:text-style-name="P3" draw:layer="layout" svg:x1="11.03cm" svg:y1="6.058cm" svg:x2="10.986cm" svg:y2="6.416cm">
          <text:p/>
        </draw:line>
        <draw:line draw:style-name="gr4" draw:text-style-name="P3" draw:layer="layout" svg:x1="11.724cm" svg:y1="6.144cm" svg:x2="11.68cm" svg:y2="6.502cm">
          <text:p/>
        </draw:line>
        <draw:line draw:style-name="gr4" draw:text-style-name="P3" draw:layer="layout" svg:x1="12.32cm" svg:y1="6.218cm" svg:x2="12.276cm" svg:y2="6.576cm">
          <text:p/>
        </draw:line>
        <draw:line draw:style-name="gr4" draw:text-style-name="P3" draw:layer="layout" svg:x1="13.014cm" svg:y1="6.304cm" svg:x2="12.97cm" svg:y2="6.662cm">
          <text:p/>
        </draw:line>
        <draw:line draw:style-name="gr4" draw:text-style-name="P3" draw:layer="layout" svg:x1="13.61cm" svg:y1="6.378cm" svg:x2="13.566cm" svg:y2="6.736cm">
          <text:p/>
        </draw:line>
        <draw:line draw:style-name="gr4" draw:text-style-name="P3" draw:layer="layout" svg:x1="14.304cm" svg:y1="6.465cm" svg:x2="14.26cm" svg:y2="6.823cm">
          <text:p/>
        </draw:line>
        <draw:line draw:style-name="gr4" draw:text-style-name="P3" draw:layer="layout" svg:x1="14.9cm" svg:y1="6.539cm" svg:x2="14.856cm" svg:y2="6.897cm">
          <text:p/>
        </draw:line>
        <draw:line draw:style-name="gr4" draw:text-style-name="P3" draw:layer="layout" svg:x1="15.495cm" svg:y1="6.613cm" svg:x2="15.451cm" svg:y2="6.971cm">
          <text:p/>
        </draw:line>
        <draw:line draw:style-name="gr4" draw:text-style-name="P3" draw:layer="layout" svg:x1="16.19cm" svg:y1="6.699cm" svg:x2="16.146cm" svg:y2="7.057cm">
          <text:p/>
        </draw:line>
        <draw:line draw:style-name="gr4" draw:text-style-name="P3" draw:layer="layout" svg:x1="16.686cm" svg:y1="6.761cm" svg:x2="16.642cm" svg:y2="7.119cm">
          <text:p/>
        </draw:line>
        <draw:line draw:style-name="gr4" draw:text-style-name="P3" draw:layer="layout" svg:x1="17.381cm" svg:y1="6.847cm" svg:x2="17.337cm" svg:y2="7.205cm">
          <text:p/>
        </draw:line>
        <draw:custom-shape draw:style-name="gr10" draw:text-style-name="P4" draw:layer="layout" svg:width="0.834cm" svg:height="0.647cm" svg:x="6.582cm" svg:y="13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11" draw:text-style-name="P4" draw:layer="layout" svg:width="0.362cm" svg:height="0.363cm" svg:x="6.64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6.849cm" svg:y1="13.508cm" svg:x2="6.432cm" svg:y2="13.431cm">
            <text:p/>
          </draw:line>
        </draw:g>
        <draw:g draw:style-name="gr2">
          <draw:custom-shape draw:style-name="gr3" draw:text-style-name="P2" draw:layer="layout" svg:width="5.81cm" svg:height="0.57cm" draw:transform="skewX (0.00174532925199434) rotate (0.122173047639603) translate (12.572cm 13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2.641cm" svg:y1="14.161cm" svg:x2="12.661cm" svg:y2="14.324cm">
            <text:p/>
          </draw:line>
          <draw:line draw:style-name="gr4" draw:text-style-name="P3" draw:layer="layout" svg:x1="12.912cm" svg:y1="14.128cm" svg:x2="12.932cm" svg:y2="14.291cm">
            <text:p/>
          </draw:line>
          <draw:line draw:style-name="gr4" draw:text-style-name="P3" draw:layer="layout" svg:x1="13.229cm" svg:y1="14.089cm" svg:x2="13.249cm" svg:y2="14.252cm">
            <text:p/>
          </draw:line>
          <draw:line draw:style-name="gr4" draw:text-style-name="P3" draw:layer="layout" svg:x1="13.501cm" svg:y1="14.057cm" svg:x2="13.521cm" svg:y2="14.22cm">
            <text:p/>
          </draw:line>
          <draw:line draw:style-name="gr4" draw:text-style-name="P3" draw:layer="layout" svg:x1="13.818cm" svg:y1="14.018cm" svg:x2="13.838cm" svg:y2="14.181cm">
            <text:p/>
          </draw:line>
          <draw:line draw:style-name="gr4" draw:text-style-name="P3" draw:layer="layout" svg:x1="14.09cm" svg:y1="13.985cm" svg:x2="14.11cm" svg:y2="14.148cm">
            <text:p/>
          </draw:line>
          <draw:line draw:style-name="gr4" draw:text-style-name="P3" draw:layer="layout" svg:x1="14.361cm" svg:y1="13.952cm" svg:x2="14.381cm" svg:y2="14.115cm">
            <text:p/>
          </draw:line>
          <draw:line draw:style-name="gr4" draw:text-style-name="P3" draw:layer="layout" svg:x1="14.678cm" svg:y1="13.914cm" svg:x2="14.698cm" svg:y2="14.077cm">
            <text:p/>
          </draw:line>
          <draw:line draw:style-name="gr4" draw:text-style-name="P3" draw:layer="layout" svg:x1="14.95cm" svg:y1="13.881cm" svg:x2="14.97cm" svg:y2="14.044cm">
            <text:p/>
          </draw:line>
          <draw:line draw:style-name="gr4" draw:text-style-name="P3" draw:layer="layout" svg:x1="15.267cm" svg:y1="13.842cm" svg:x2="15.287cm" svg:y2="14.005cm">
            <text:p/>
          </draw:line>
          <draw:line draw:style-name="gr4" draw:text-style-name="P3" draw:layer="layout" svg:x1="15.493cm" svg:y1="13.815cm" svg:x2="15.513cm" svg:y2="13.978cm">
            <text:p/>
          </draw:line>
          <draw:line draw:style-name="gr4" draw:text-style-name="P3" draw:layer="layout" svg:x1="15.81cm" svg:y1="13.776cm" svg:x2="15.83cm" svg:y2="13.939cm">
            <text:p/>
          </draw:line>
          <draw:line draw:style-name="gr4" draw:text-style-name="P3" draw:layer="layout" svg:x1="16.082cm" svg:y1="13.743cm" svg:x2="16.102cm" svg:y2="13.906cm">
            <text:p/>
          </draw:line>
          <draw:line draw:style-name="gr4" draw:text-style-name="P3" draw:layer="layout" svg:x1="16.399cm" svg:y1="13.705cm" svg:x2="16.419cm" svg:y2="13.868cm">
            <text:p/>
          </draw:line>
          <draw:line draw:style-name="gr4" draw:text-style-name="P3" draw:layer="layout" svg:x1="16.671cm" svg:y1="13.672cm" svg:x2="16.691cm" svg:y2="13.835cm">
            <text:p/>
          </draw:line>
          <draw:line draw:style-name="gr4" draw:text-style-name="P3" draw:layer="layout" svg:x1="16.988cm" svg:y1="13.634cm" svg:x2="17.008cm" svg:y2="13.797cm">
            <text:p/>
          </draw:line>
          <draw:line draw:style-name="gr4" draw:text-style-name="P3" draw:layer="layout" svg:x1="17.259cm" svg:y1="13.601cm" svg:x2="17.279cm" svg:y2="13.764cm">
            <text:p/>
          </draw:line>
          <draw:line draw:style-name="gr4" draw:text-style-name="P3" draw:layer="layout" svg:x1="17.531cm" svg:y1="13.568cm" svg:x2="17.551cm" svg:y2="13.731cm">
            <text:p/>
          </draw:line>
          <draw:line draw:style-name="gr4" draw:text-style-name="P3" draw:layer="layout" svg:x1="17.848cm" svg:y1="13.529cm" svg:x2="17.868cm" svg:y2="13.692cm">
            <text:p/>
          </draw:line>
          <draw:line draw:style-name="gr4" draw:text-style-name="P3" draw:layer="layout" svg:x1="18.074cm" svg:y1="13.502cm" svg:x2="18.094cm" svg:y2="13.665cm">
            <text:p/>
          </draw:line>
          <draw:line draw:style-name="gr4" draw:text-style-name="P3" draw:layer="layout" svg:x1="18.391cm" svg:y1="13.463cm" svg:x2="18.411cm" svg:y2="13.626cm">
            <text:p/>
          </draw:line>
        </draw:g>
        <draw:custom-shape draw:style-name="gr10" draw:text-style-name="P4" draw:layer="layout" svg:width="0.834cm" svg:height="0.647cm" svg:x="15.082cm" svg:y="13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11" draw:text-style-name="P4" draw:layer="layout" svg:width="0.362cm" svg:height="0.363cm" draw:transform="rotate (0.122173047639603) translate (17.208cm 13.146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9" draw:text-style-name="P3" draw:layer="layout" svg:x1="17.385cm" svg:y1="13.284cm" svg:x2="17.808cm" svg:y2="13.258cm">
            <text:p/>
          </draw:line>
        </draw:g>
        <draw:g draw:style-name="gr2">
          <draw:custom-shape draw:style-name="gr3" draw:text-style-name="P2" draw:layer="layout" svg:width="5.81cm" svg:height="0.57cm" draw:transform="skewX (0.00174532925199433) rotate (-0.174532925199433) translate (4.206cm 19.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4.1cm" svg:y1="19.601cm" svg:x2="4.071cm" svg:y2="19.763cm">
            <text:p/>
          </draw:line>
          <draw:line draw:style-name="gr4" draw:text-style-name="P3" draw:layer="layout" svg:x1="4.37cm" svg:y1="19.649cm" svg:x2="4.341cm" svg:y2="19.811cm">
            <text:p/>
          </draw:line>
          <draw:line draw:style-name="gr4" draw:text-style-name="P3" draw:layer="layout" svg:x1="4.684cm" svg:y1="19.705cm" svg:x2="4.655cm" svg:y2="19.867cm">
            <text:p/>
          </draw:line>
          <draw:line draw:style-name="gr4" draw:text-style-name="P3" draw:layer="layout" svg:x1="4.954cm" svg:y1="19.753cm" svg:x2="4.925cm" svg:y2="19.915cm">
            <text:p/>
          </draw:line>
          <draw:line draw:style-name="gr4" draw:text-style-name="P3" draw:layer="layout" svg:x1="5.268cm" svg:y1="19.809cm" svg:x2="5.239cm" svg:y2="19.971cm">
            <text:p/>
          </draw:line>
          <draw:line draw:style-name="gr4" draw:text-style-name="P3" draw:layer="layout" svg:x1="5.537cm" svg:y1="19.857cm" svg:x2="5.508cm" svg:y2="20.019cm">
            <text:p/>
          </draw:line>
          <draw:line draw:style-name="gr4" draw:text-style-name="P3" draw:layer="layout" svg:x1="5.807cm" svg:y1="19.905cm" svg:x2="5.778cm" svg:y2="20.067cm">
            <text:p/>
          </draw:line>
          <draw:line draw:style-name="gr4" draw:text-style-name="P3" draw:layer="layout" svg:x1="6.121cm" svg:y1="19.961cm" svg:x2="6.092cm" svg:y2="20.123cm">
            <text:p/>
          </draw:line>
          <draw:line draw:style-name="gr4" draw:text-style-name="P3" draw:layer="layout" svg:x1="6.391cm" svg:y1="20.009cm" svg:x2="6.362cm" svg:y2="20.171cm">
            <text:p/>
          </draw:line>
          <draw:line draw:style-name="gr4" draw:text-style-name="P3" draw:layer="layout" svg:x1="6.705cm" svg:y1="20.065cm" svg:x2="6.676cm" svg:y2="20.227cm">
            <text:p/>
          </draw:line>
          <draw:line draw:style-name="gr4" draw:text-style-name="P3" draw:layer="layout" svg:x1="6.93cm" svg:y1="20.104cm" svg:x2="6.901cm" svg:y2="20.266cm">
            <text:p/>
          </draw:line>
          <draw:line draw:style-name="gr4" draw:text-style-name="P3" draw:layer="layout" svg:x1="7.244cm" svg:y1="20.16cm" svg:x2="7.215cm" svg:y2="20.322cm">
            <text:p/>
          </draw:line>
          <draw:line draw:style-name="gr4" draw:text-style-name="P3" draw:layer="layout" svg:x1="7.513cm" svg:y1="20.208cm" svg:x2="7.484cm" svg:y2="20.37cm">
            <text:p/>
          </draw:line>
          <draw:line draw:style-name="gr4" draw:text-style-name="P3" draw:layer="layout" svg:x1="7.828cm" svg:y1="20.264cm" svg:x2="7.799cm" svg:y2="20.426cm">
            <text:p/>
          </draw:line>
          <draw:line draw:style-name="gr4" draw:text-style-name="P3" draw:layer="layout" svg:x1="8.097cm" svg:y1="20.312cm" svg:x2="8.068cm" svg:y2="20.474cm">
            <text:p/>
          </draw:line>
          <draw:line draw:style-name="gr4" draw:text-style-name="P3" draw:layer="layout" svg:x1="8.412cm" svg:y1="20.368cm" svg:x2="8.383cm" svg:y2="20.53cm">
            <text:p/>
          </draw:line>
          <draw:line draw:style-name="gr4" draw:text-style-name="P3" draw:layer="layout" svg:x1="8.681cm" svg:y1="20.416cm" svg:x2="8.652cm" svg:y2="20.578cm">
            <text:p/>
          </draw:line>
          <draw:line draw:style-name="gr4" draw:text-style-name="P3" draw:layer="layout" svg:x1="8.95cm" svg:y1="20.464cm" svg:x2="8.921cm" svg:y2="20.626cm">
            <text:p/>
          </draw:line>
          <draw:line draw:style-name="gr4" draw:text-style-name="P3" draw:layer="layout" svg:x1="9.265cm" svg:y1="20.52cm" svg:x2="9.236cm" svg:y2="20.682cm">
            <text:p/>
          </draw:line>
          <draw:line draw:style-name="gr4" draw:text-style-name="P3" draw:layer="layout" svg:x1="9.489cm" svg:y1="20.56cm" svg:x2="9.46cm" svg:y2="20.722cm">
            <text:p/>
          </draw:line>
          <draw:line draw:style-name="gr4" draw:text-style-name="P3" draw:layer="layout" svg:x1="9.804cm" svg:y1="20.616cm" svg:x2="9.775cm" svg:y2="20.778cm">
            <text:p/>
          </draw:line>
        </draw:g>
        <draw:custom-shape draw:style-name="gr10" draw:text-style-name="P4" draw:layer="layout" svg:width="0.834cm" svg:height="0.647cm" svg:x="6.582cm" svg:y="20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11" draw:text-style-name="P4" draw:layer="layout" svg:width="0.362cm" svg:height="0.363cm" svg:x="8.94cm" svg:y="20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9.149cm" svg:y1="20.208cm" svg:x2="8.732cm" svg:y2="20.131cm">
            <text:p/>
          </draw:line>
        </draw:g>
        <draw:g draw:style-name="gr2">
          <draw:custom-shape draw:style-name="gr3" draw:text-style-name="P2" draw:layer="layout" svg:width="5.81cm" svg:height="0.57cm" draw:transform="skewX (0.00174532925199433) translate (12.597cm 19.5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2.593cm" svg:y1="20.109cm" svg:x2="12.593cm" svg:y2="20.274cm">
            <text:p/>
          </draw:line>
          <draw:line draw:style-name="gr4" draw:text-style-name="P3" draw:layer="layout" svg:x1="12.867cm" svg:y1="20.109cm" svg:x2="12.867cm" svg:y2="20.274cm">
            <text:p/>
          </draw:line>
          <draw:line draw:style-name="gr4" draw:text-style-name="P3" draw:layer="layout" svg:x1="13.186cm" svg:y1="20.11cm" svg:x2="13.186cm" svg:y2="20.275cm">
            <text:p/>
          </draw:line>
          <draw:line draw:style-name="gr4" draw:text-style-name="P3" draw:layer="layout" svg:x1="13.46cm" svg:y1="20.11cm" svg:x2="13.46cm" svg:y2="20.275cm">
            <text:p/>
          </draw:line>
          <draw:line draw:style-name="gr4" draw:text-style-name="P3" draw:layer="layout" svg:x1="13.779cm" svg:y1="20.11cm" svg:x2="13.779cm" svg:y2="20.275cm">
            <text:p/>
          </draw:line>
          <draw:line draw:style-name="gr4" draw:text-style-name="P3" draw:layer="layout" svg:x1="14.053cm" svg:y1="20.111cm" svg:x2="14.053cm" svg:y2="20.276cm">
            <text:p/>
          </draw:line>
          <draw:line draw:style-name="gr4" draw:text-style-name="P3" draw:layer="layout" svg:x1="14.326cm" svg:y1="20.111cm" svg:x2="14.326cm" svg:y2="20.276cm">
            <text:p/>
          </draw:line>
          <draw:line draw:style-name="gr4" draw:text-style-name="P3" draw:layer="layout" svg:x1="14.646cm" svg:y1="20.112cm" svg:x2="14.646cm" svg:y2="20.277cm">
            <text:p/>
          </draw:line>
          <draw:line draw:style-name="gr4" draw:text-style-name="P3" draw:layer="layout" svg:x1="14.919cm" svg:y1="20.112cm" svg:x2="14.919cm" svg:y2="20.277cm">
            <text:p/>
          </draw:line>
          <draw:line draw:style-name="gr4" draw:text-style-name="P3" draw:layer="layout" svg:x1="15.239cm" svg:y1="20.113cm" svg:x2="15.239cm" svg:y2="20.278cm">
            <text:p/>
          </draw:line>
          <draw:line draw:style-name="gr4" draw:text-style-name="P3" draw:layer="layout" svg:x1="15.467cm" svg:y1="20.113cm" svg:x2="15.467cm" svg:y2="20.278cm">
            <text:p/>
          </draw:line>
          <draw:line draw:style-name="gr4" draw:text-style-name="P3" draw:layer="layout" svg:x1="15.786cm" svg:y1="20.113cm" svg:x2="15.786cm" svg:y2="20.278cm">
            <text:p/>
          </draw:line>
          <draw:line draw:style-name="gr4" draw:text-style-name="P3" draw:layer="layout" svg:x1="16.06cm" svg:y1="20.114cm" svg:x2="16.06cm" svg:y2="20.279cm">
            <text:p/>
          </draw:line>
          <draw:line draw:style-name="gr4" draw:text-style-name="P3" draw:layer="layout" svg:x1="16.379cm" svg:y1="20.114cm" svg:x2="16.379cm" svg:y2="20.279cm">
            <text:p/>
          </draw:line>
          <draw:line draw:style-name="gr4" draw:text-style-name="P3" draw:layer="layout" svg:x1="16.653cm" svg:y1="20.115cm" svg:x2="16.653cm" svg:y2="20.28cm">
            <text:p/>
          </draw:line>
          <draw:line draw:style-name="gr4" draw:text-style-name="P3" draw:layer="layout" svg:x1="16.972cm" svg:y1="20.115cm" svg:x2="16.972cm" svg:y2="20.28cm">
            <text:p/>
          </draw:line>
          <draw:line draw:style-name="gr4" draw:text-style-name="P3" draw:layer="layout" svg:x1="17.245cm" svg:y1="20.115cm" svg:x2="17.245cm" svg:y2="20.28cm">
            <text:p/>
          </draw:line>
          <draw:line draw:style-name="gr4" draw:text-style-name="P3" draw:layer="layout" svg:x1="17.519cm" svg:y1="20.116cm" svg:x2="17.519cm" svg:y2="20.281cm">
            <text:p/>
          </draw:line>
          <draw:line draw:style-name="gr4" draw:text-style-name="P3" draw:layer="layout" svg:x1="17.838cm" svg:y1="20.116cm" svg:x2="17.838cm" svg:y2="20.281cm">
            <text:p/>
          </draw:line>
          <draw:line draw:style-name="gr4" draw:text-style-name="P3" draw:layer="layout" svg:x1="18.067cm" svg:y1="20.117cm" svg:x2="18.067cm" svg:y2="20.282cm">
            <text:p/>
          </draw:line>
          <draw:line draw:style-name="gr4" draw:text-style-name="P3" draw:layer="layout" svg:x1="18.386cm" svg:y1="20.117cm" svg:x2="18.386cm" svg:y2="20.282cm">
            <text:p/>
          </draw:line>
        </draw:g>
        <draw:custom-shape draw:style-name="gr10" draw:text-style-name="P4" draw:layer="layout" svg:width="0.834cm" svg:height="0.647cm" svg:x="15.082cm" svg:y="20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11" draw:text-style-name="P4" draw:layer="layout" svg:width="0.362cm" svg:height="0.363cm" svg:x="14.932cm" svg:y="19.643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9" draw:text-style-name="P3" draw:layer="layout" svg:x1="15.085cm" svg:y1="19.808cm" svg:x2="15.502cm" svg:y2="19.731cm">
            <text:p/>
          </draw:line>
        </draw:g>
        <draw:g draw:style-name="gr2">
          <draw:custom-shape draw:style-name="gr3" draw:text-style-name="P2" draw:layer="layout" svg:width="5.81cm" svg:height="0.57cm" draw:transform="skewX (0.00174532925199433) translate (4.04cm 24.0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4.036cm" svg:y1="24.6cm" svg:x2="4.036cm" svg:y2="24.765cm">
            <text:p/>
          </draw:line>
          <draw:line draw:style-name="gr4" draw:text-style-name="P3" draw:layer="layout" svg:x1="4.31cm" svg:y1="24.6cm" svg:x2="4.31cm" svg:y2="24.765cm">
            <text:p/>
          </draw:line>
          <draw:line draw:style-name="gr4" draw:text-style-name="P3" draw:layer="layout" svg:x1="4.629cm" svg:y1="24.601cm" svg:x2="4.629cm" svg:y2="24.766cm">
            <text:p/>
          </draw:line>
          <draw:line draw:style-name="gr4" draw:text-style-name="P3" draw:layer="layout" svg:x1="4.903cm" svg:y1="24.601cm" svg:x2="4.903cm" svg:y2="24.766cm">
            <text:p/>
          </draw:line>
          <draw:line draw:style-name="gr4" draw:text-style-name="P3" draw:layer="layout" svg:x1="5.222cm" svg:y1="24.601cm" svg:x2="5.222cm" svg:y2="24.766cm">
            <text:p/>
          </draw:line>
          <draw:line draw:style-name="gr4" draw:text-style-name="P3" draw:layer="layout" svg:x1="5.496cm" svg:y1="24.602cm" svg:x2="5.496cm" svg:y2="24.767cm">
            <text:p/>
          </draw:line>
          <draw:line draw:style-name="gr4" draw:text-style-name="P3" draw:layer="layout" svg:x1="5.769cm" svg:y1="24.602cm" svg:x2="5.769cm" svg:y2="24.767cm">
            <text:p/>
          </draw:line>
          <draw:line draw:style-name="gr4" draw:text-style-name="P3" draw:layer="layout" svg:x1="6.089cm" svg:y1="24.603cm" svg:x2="6.089cm" svg:y2="24.768cm">
            <text:p/>
          </draw:line>
          <draw:line draw:style-name="gr4" draw:text-style-name="P3" draw:layer="layout" svg:x1="6.362cm" svg:y1="24.603cm" svg:x2="6.362cm" svg:y2="24.768cm">
            <text:p/>
          </draw:line>
          <draw:line draw:style-name="gr4" draw:text-style-name="P3" draw:layer="layout" svg:x1="6.682cm" svg:y1="24.604cm" svg:x2="6.682cm" svg:y2="24.769cm">
            <text:p/>
          </draw:line>
          <draw:line draw:style-name="gr4" draw:text-style-name="P3" draw:layer="layout" svg:x1="6.91cm" svg:y1="24.604cm" svg:x2="6.91cm" svg:y2="24.769cm">
            <text:p/>
          </draw:line>
          <draw:line draw:style-name="gr4" draw:text-style-name="P3" draw:layer="layout" svg:x1="7.229cm" svg:y1="24.604cm" svg:x2="7.229cm" svg:y2="24.769cm">
            <text:p/>
          </draw:line>
          <draw:line draw:style-name="gr4" draw:text-style-name="P3" draw:layer="layout" svg:x1="7.503cm" svg:y1="24.605cm" svg:x2="7.503cm" svg:y2="24.77cm">
            <text:p/>
          </draw:line>
          <draw:line draw:style-name="gr4" draw:text-style-name="P3" draw:layer="layout" svg:x1="7.822cm" svg:y1="24.605cm" svg:x2="7.822cm" svg:y2="24.77cm">
            <text:p/>
          </draw:line>
          <draw:line draw:style-name="gr4" draw:text-style-name="P3" draw:layer="layout" svg:x1="8.096cm" svg:y1="24.606cm" svg:x2="8.096cm" svg:y2="24.771cm">
            <text:p/>
          </draw:line>
          <draw:line draw:style-name="gr4" draw:text-style-name="P3" draw:layer="layout" svg:x1="8.415cm" svg:y1="24.606cm" svg:x2="8.415cm" svg:y2="24.771cm">
            <text:p/>
          </draw:line>
          <draw:line draw:style-name="gr4" draw:text-style-name="P3" draw:layer="layout" svg:x1="8.688cm" svg:y1="24.606cm" svg:x2="8.688cm" svg:y2="24.771cm">
            <text:p/>
          </draw:line>
          <draw:line draw:style-name="gr4" draw:text-style-name="P3" draw:layer="layout" svg:x1="8.962cm" svg:y1="24.607cm" svg:x2="8.962cm" svg:y2="24.772cm">
            <text:p/>
          </draw:line>
          <draw:line draw:style-name="gr4" draw:text-style-name="P3" draw:layer="layout" svg:x1="9.281cm" svg:y1="24.607cm" svg:x2="9.281cm" svg:y2="24.772cm">
            <text:p/>
          </draw:line>
          <draw:line draw:style-name="gr4" draw:text-style-name="P3" draw:layer="layout" svg:x1="9.51cm" svg:y1="24.608cm" svg:x2="9.51cm" svg:y2="24.773cm">
            <text:p/>
          </draw:line>
          <draw:line draw:style-name="gr4" draw:text-style-name="P3" draw:layer="layout" svg:x1="9.829cm" svg:y1="24.608cm" svg:x2="9.829cm" svg:y2="24.773cm">
            <text:p/>
          </draw:line>
        </draw:g>
        <draw:g draw:style-name="gr2">
          <draw:custom-shape draw:style-name="gr11" draw:text-style-name="P4" draw:layer="layout" svg:width="0.362cm" svg:height="0.363cm" svg:x="6.66cm" svg:y="24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6.869cm" svg:y1="24.238cm" svg:x2="6.452cm" svg:y2="24.161cm">
            <text:p/>
          </draw:line>
        </draw:g>
        <draw:custom-shape draw:style-name="gr12" draw:text-style-name="P2" draw:layer="layout" svg:width="5.817cm" svg:height="0.559cm" svg:x="7.069cm" svg:y="22.8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3" draw:text-style-name="P4" draw:layer="layout" svg:width="10.159cm" svg:height="5.689cm" svg:x="6.391cm" svg:y="7.3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4" draw:text-style-name="P3" draw:layer="layout" svg:x1="12.807cm" svg:y1="12.095cm" svg:x2="12.817cm" svg:y2="8.75cm">
          <text:p/>
        </draw:line>
        <draw:line draw:style-name="gr14" draw:text-style-name="P3" draw:layer="layout" svg:x1="14.645cm" svg:y1="12.095cm" svg:x2="14.647cm" svg:y2="11.415cm">
          <text:p/>
        </draw:line>
        <draw:custom-shape draw:style-name="gr15" draw:text-style-name="P5" draw:layer="layout" svg:width="0.567cm" svg:height="0.473cm" svg:x="12.476cm" svg:y="13.0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5" draw:layer="layout" svg:width="0.567cm" svg:height="0.473cm" svg:x="14.376cm" svg:y="13.0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8:35:22.825143399</meta:creation-date>
    <dc:date>2024-06-19T22:12:20.008882353</dc:date>
    <meta:editing-duration>P2DT3H36M57S</meta:editing-duration>
    <meta:editing-cycles>2</meta:editing-cycles>
    <meta:generator>LibreOffice/7.5.9.2$Linux_X86_64 LibreOffice_project/50$Build-2</meta:generator>
    <meta:document-statistic meta:object-count="17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16cm" svg:height="5.69cm" xlink:href="." xlink:type="simple" chart:class="chart:area" chart:style-name="ch1">
        <chart:plot-area chart:style-name="ch2" chart:data-source-has-labels="both" svg:x="0.203cm" svg:y="0.113cm" svg:width="9.754cm" svg:height="5.464cm">
          <chart:coordinate-region svg:x="1.301cm" svg:y="0.312cm" svg:width="8.516cm" svg:height="4.473cm"/>
          <chart:axis chart:dimension="x" chart:name="primary-x" chart:style-name="ch3" chartooo:axis-type="text">
            <chart:categories table:cell-range-address="local-table.$A$2:.$A$6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2" chart:label-cell-address="local-table.$B$1" chart:class="chart:area"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43184841193801">
                <text:p>0.000443184841193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8942280401433">
                <text:p>0.039894228040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43184841193801">
                <text:p>0.000443184841193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